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10 Pitch" svg:font-family="'Courier 10 Pitch'" style:font-pitch="fixed"/>
    <style:font-face style:name="AirCut" svg:font-family="AirCut" style:font-pitch="variable"/>
    <style:font-face style:name="Beat My Guest" svg:font-family="'Beat My Guest'" style:font-pitch="variable"/>
    <style:font-face style:name="Tinsnips" svg:font-family="Tinsnips" style:font-pitch="variable"/>
    <style:font-face style:name="[F500]" svg:font-family="[F500]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Courier 10 Pitc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sukhdeeps@biocluster2 fastq]#head GFP_Ab_Chip.*</text:p>
      <text:p text:style-name="P1">==&gt; GFP_Ab_Chip.clean.fq &lt;==</text:p>
      <text:p text:style-name="P2">@B815Y1ABXX:7:1:1073:2172#/1</text:p>
      <text:p text:style-name="P2">CGAATTTGCAAATTGCTCCTTCCAATTCGTTGAAGAATTGAGTTGGAAT</text:p>
      <text:p text:style-name="P2">+</text:p>
      <text:p text:style-name="P2">c^YVZ[YYcYPJOSYc\cc\Z``UUSSaQZ[`YY_YQQV\T^b[[cYTZ</text:p>
      <text:p text:style-name="P2">@B815Y1ABXX:7:1:1358:2137#/1</text:p>
      <text:p text:style-name="P2">ATGGACTGTGGTGCCACATTTGTTTTTGATAAATGCTCGAAATATTGCT</text:p>
      <text:p text:style-name="P2">+</text:p>
      <text:p text:style-name="P2">`L^TTb_^__bYbLT`]]aY^_Zb[RSJa\aY\\aHZZZ^ZL]LZaZP]</text:p>
      <text:p text:style-name="P2">@B815Y1ABXX:7:1:1489:2157#/1</text:p>
      <text:p text:style-name="P2">TACTTCTGCCAAGCCTTTGTGAGAGTATGGGACACAAGCAGGAGACTCA</text:p>
      <text:p text:style-name="Standard"></text:p>
      <text:p text:style-name="P1">==&gt; GFP_Ab_Chip.fq &lt;==</text:p>
      <text:p text:style-name="P2">@B815Y1ABXX:7:1:1215:2106#/1</text:p>
      <text:p text:style-name="P2">NACGAAGAGAGAAGTGATTTAAAAAAAAAATGTTTGTTGCCTTCAAACA</text:p>
      <text:p text:style-name="P2">+</text:p>
      <text:p text:style-name="P2">BBBBBBBBBBBBBBBBBBBBBBBBBBBBBBBBBBBBBBBBBBBBBBBBB</text:p>
      <text:p text:style-name="P2">@B815Y1ABXX:7:1:1073:2172#/1</text:p>
      <text:p text:style-name="P2">CGAATTTGCAAATTGCTCCTTCCAATTCGTTGAAGAATTGAGTTGGAAT</text:p>
      <text:p text:style-name="P2">+</text:p>
      <text:p text:style-name="P2">c^YVZ[YYcYPJOSYc\cc\Z``UUSSaQZ[`YY_YQQV\T^b[[cYTZ</text:p>
      <text:p text:style-name="P2">@B815Y1ABXX:7:1:1358:2137#/1</text:p>
      <text:p text:style-name="P2">ATGGACTGTGGTGCCACATTTGTTTTTGATAAATGCTCGAAATATTGCT</text:p>
      <text:p text:style-name="P2">[sukhdeeps@biocluster2 fastq]#tail GFP_Ab_Chip.*</text:p>
      <text:p text:style-name="P1">==&gt; GFP_Ab_Chip.clean.fq &lt;==</text:p>
      <text:p text:style-name="P2">+</text:p>
      <text:p text:style-name="P2">deaeeceeecddbdceeeeeeeeec`ddddda``ceeeeeeeeeeeeee</text:p>
      <text:p text:style-name="P2">@B815Y1ABXX:7:63:10597:96071#/1</text:p>
      <text:p text:style-name="P2">AAAAGGATCCTACCTTTTGATCTTCAATCTCTTGTTCTTTTAGCAGTCG</text:p>
      <text:p text:style-name="P2">+</text:p>
      <text:p text:style-name="P2">ffffffffffffffffffeffffffffffffffffffffffffffffff</text:p>
      <text:p text:style-name="P2">@B815Y1ABXX:7:63:10554:96099#/1</text:p>
      <text:p text:style-name="P2">GAAGGCTGCACCGTGCTGCGTCTGGCACAGTGTGCACGGAAAGGCCATA</text:p>
      <text:p text:style-name="P2">+</text:p>
      <text:p text:style-name="P2">ccac\ccccc``a``ddddddaddc`T``YIWW\Uddadcdc^a``Ya`</text:p>
      <text:p text:style-name="Standard"></text:p>
      <text:p text:style-name="P1">==&gt; GFP_Ab_Chip.fq &lt;==</text:p>
      <text:p text:style-name="Standard"></text:p>
      <text:p text:style-name="P2">98P0G4_`bQ]d`bee_`8aca^c0^e9PMNVd1GbZCGG^3cTCTTWGbff3dATW_GffaAGBTT22b0ACT4441G[[[5GALATGA2TTdTTTCc:7\7fe2011ccU</text:p>
      <text:p text:style-name="P2"></text:p>
      <text:p text:style-name="P2"></text:p>
      <text:p text:style-name="P2">CdfaY:cf]GATT]AeeedCG7KAfGUfCYecTdAAYNCcA\Wf6GGa:1a</text:p>
      <text:p text:style-name="P2">e56PMeC8UCGe2dTcb`\d8Z]CAede8dWe_C3bGCGBBff@B17TdGT5eGGG^GbcXCATT\110C63AbfbbbYCeVVfATY^]TCedTAGATf:6cdT_A^VVe</text:p>
      <text:p text:style-name="P2"></text:p>
      <text:p text:style-name="P2">\+G#/ffff/d``</text:p>
      <text:p text:style-name="P2">6G]Gff63:TGef`9fGUTCb]7Xf:`7^^^c\`YY</text:p>
      <text:p text:style-name="P2">8fCadYS1TCCTGI]GTAbAeIbOX^Y6a6AAGA:7\e/A\eAcACfYT^^CC0acaGGdCTG][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10 Pitch" svg:font-family="'Courier 10 Pitch'" style:font-pitch="fixed"/>
    <style:font-face style:name="AirCut" svg:font-family="AirCut" style:font-pitch="variable"/>
    <style:font-face style:name="Beat My Guest" svg:font-family="'Beat My Guest'" style:font-pitch="variable"/>
    <style:font-face style:name="Tinsnips" svg:font-family="Tinsnips" style:font-pitch="variable"/>
    <style:font-face style:name="[F500]" svg:font-family="[F500]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khdeep Singh</meta:initial-creator>
    <meta:creation-date>2011-07-25T18:38:39</meta:creation-date>
    <meta:printed-by>Sukhdeep Singh</meta:printed-by>
    <meta:print-date>2011-07-25T18:47:14</meta:print-date>
    <meta:document-statistic meta:table-count="0" meta:image-count="0" meta:object-count="0" meta:page-count="1" meta:paragraph-count="48" meta:word-count="54" meta:character-count="1602"/>
    <dc:date>2011-07-25T18:49:15</dc:date>
    <dc:creator>Sukhdeep Singh</dc:creator>
    <meta:editing-duration>PT10M38S</meta:editing-duration>
    <meta:editing-cycles>1</meta:editing-cycles>
    <meta:generator>LibreOffice/3.3$Linux LibreOffice_project/330m19$Build-202</meta:generator>
  </office:meta>
</office:document-meta>
</file>